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0.7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98in"/>
    </style:style>
    <style:style style:name="co6" style:family="table-column">
      <style:table-column-properties fo:break-before="auto" style:column-width="1.0425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Load Capacitanc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L1 = CL2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C0 (shunt cap)</text:p>
          </table:table-cell>
          <table:table-cell office:value-type="string" calcext:value-type="string">
            <text:p>gmcrit (mA/V)</text:p>
          </table:table-cell>
          <table:table-cell office:value-type="string" calcext:value-type="string">
            <text:p>gain margin</text:p>
          </table:table-cell>
          <table:table-cell/>
          <table:table-cell office:value-type="string" calcext:value-type="string">
            <text:p>Stray capacitance PCB</text:p>
          </table:table-cell>
          <table:table-cell office:value-type="string" calcext:value-type="string">
            <text:p>gm (mA/V)</text:p>
          </table:table-cell>
        </table:table-row>
        <table:table-row table:style-name="ro1">
          <table:table-cell office:value-type="string" calcext:value-type="string">
            <text:p>NX5032GA-24.000M-LN-CD-1</text:p>
          </table:table-cell>
          <table:table-cell table:formula="of:= 8 * 10^-12" office:value-type="float" office:value="0.000000000008" calcext:value-type="float">
            <text:p>8E-12</text:p>
          </table:table-cell>
          <table:table-cell table:formula="of:= 24 * 10^6" office:value-type="float" office:value="24000000" calcext:value-type="float">
            <text:p>24000000</text:p>
          </table:table-cell>
          <table:table-cell table:formula="of:=([.B2]-[.$J$2]) * 2" office:value-type="float" office:value="0.000000000006" calcext:value-type="float">
            <text:p>6E-12</text:p>
          </table:table-cell>
          <table:table-cell office:value-type="float" office:value="70" calcext:value-type="float">
            <text:p>70</text:p>
          </table:table-cell>
          <table:table-cell table:formula="of:=7 * 10^-12" office:value-type="float" office:value="0.000000000007" calcext:value-type="float">
            <text:p>7E-12</text:p>
          </table:table-cell>
          <table:table-cell table:formula="of:=(4 * [.E2]* (2 * PI() * [.C2])^2 * ([.F2] + [.B2])^2) * 1000" office:value-type="float" office:value="1.43259281802692" calcext:value-type="float">
            <text:p>1.43259281802692</text:p>
          </table:table-cell>
          <table:table-cell table:formula="of:=[.$K$2]/[.G2]" office:value-type="float" office:value="1.047052575669" calcext:value-type="float">
            <text:p>1.047052575669</text:p>
          </table:table-cell>
          <table:table-cell/>
          <table:table-cell table:formula="of:= 5 * 10^-12" office:value-type="float" office:value="0.000000000005" calcext:value-type="float">
            <text:p>5E-1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Fox Example</text:p>
          </table:table-cell>
          <table:table-cell table:formula="of:= 10 * 10^-12" office:value-type="float" office:value="0.00000000001" calcext:value-type="float">
            <text:p>1E-11</text:p>
          </table:table-cell>
          <table:table-cell table:formula="of:= 24 * 10^6" office:value-type="float" office:value="24000000" calcext:value-type="float">
            <text:p>24000000</text:p>
          </table:table-cell>
          <table:table-cell table:formula="of:=([.B3]-[.$J$2]) * 2" office:value-type="float" office:value="0.00000000001" calcext:value-type="float">
            <text:p>1E-1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(4 * [.E3]* (2 * PI() * [.C3])^2 * ([.F3] + [.B3])^2) * 1000" office:value-type="float" office:value="0.727666193283516" calcext:value-type="float">
            <text:p>0.727666193283516</text:p>
          </table:table-cell>
          <table:table-cell table:formula="of:=[.$K$2]/[.G3]" office:value-type="float" office:value="2.06138475834834" calcext:value-type="float">
            <text:p>2.06138475834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2016SA-24MHz</text:p>
          </table:table-cell>
          <table:table-cell table:formula="of:=6 * 10^-12" office:value-type="float" office:value="0.000000000006" calcext:value-type="float">
            <text:p>6E-12</text:p>
          </table:table-cell>
          <table:table-cell table:formula="of:=24 * 10^6" office:value-type="float" office:value="24000000" calcext:value-type="float">
            <text:p>24000000</text:p>
          </table:table-cell>
          <table:table-cell table:formula="of:=([.B4]-[.$J$2]) * 2" office:value-type="float" office:value="0.000000000002" calcext:value-type="float">
            <text:p>2E-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(4 * [.E4]* (2 * PI() * [.C4])^2 * ([.F4] + [.B4])^2) * 1000" office:value-type="float" office:value="0.261959829582066" calcext:value-type="float">
            <text:p>0.261959829582066</text:p>
          </table:table-cell>
          <table:table-cell table:formula="of:=[.$K$2]/[.G4]" office:value-type="float" office:value="5.72606877318984" calcext:value-type="float">
            <text:p>5.72606877318984</text:p>
          </table:table-cell>
          <table:table-cell table:number-columns-repeated="3"/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Sheet1.H1:Sheet1.H1048576">
            <calcext:color-scale>
              <calcext:color-scale-entry calcext:value="4.9" calcext:type="number" calcext:color="#ff0000"/>
              <calcext:color-scale-entry calcext:value="5" calcext:type="number" calcext:color="#ffff00"/>
              <calcext:color-scale-entry calcext:value="6" calcext:type="number" calcext:color="#00a933"/>
            </calcext:color-scale>
          </calcext:conditional-format>
          <calcext:conditional-format calcext:target-range-address="Sheet1.C1:Sheet1.C1048576">
            <calcext:color-scale>
              <calcext:color-scale-entry calcext:value="0" calcext:type="number" calcext:color="#ff0000"/>
              <calcext:color-scale-entry calcext:value="50" calcext:type="percentile" calcext:color="#00a933"/>
              <calcext:color-scale-entry calcext:value="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3:16:56.108000000</meta:creation-date>
    <dc:date>2024-09-21T13:52:00.416000000</dc:date>
    <meta:editing-duration>PT3M10S</meta:editing-duration>
    <meta:editing-cycles>1</meta:editing-cycles>
    <meta:document-statistic meta:table-count="1" meta:cell-count="36" meta:object-count="0"/>
    <meta:generator>LibreOffice/24.2.6.2$Windows_X86_64 LibreOffice_project/ef66aa7e36a1bb8e65bfbc63aba53045a14d0871</meta:generator>
  </office:meta>
</office:document-meta>
</file>